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Letra" style:list-style-name="L1">
      <style:graphic-properties draw:stroke="solid" draw:stroke-dash="Dash_20_2" svg:stroke-width="0.102cm" svg:stroke-color="#000000" draw:marker-start="" draw:marker-start-width="0.276cm" draw:marker-start-center="false" draw:marker-end="" draw:marker-end-width="0.276cm" draw:marker-end-center="false" svg:stroke-opacity="100%" draw:stroke-linejoin="round" draw:fill="solid" draw:secondary-fill-color="#cfe7e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Letra" style:list-style-name="L1">
      <style:graphic-properties draw:stroke="solid" draw:stroke-dash="Dash_20_2" svg:stroke-width="0.102cm" svg:stroke-color="#000000" draw:marker-start="" draw:marker-start-width="0.276cm" draw:marker-start-center="false" draw:marker-end="" draw:marker-end-width="0.276cm" draw:marker-end-center="false" svg:stroke-opacity="100%" draw:stroke-linejoin="round" draw:fill="solid" draw:secondary-fill-color="#cfe7e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Letra_20_amarilla" style:list-style-name="L1">
      <style:graphic-properties draw:stroke="solid" draw:stroke-dash="Dash_20_2" svg:stroke-width="0.102cm" svg:stroke-color="#000000" draw:marker-start="" draw:marker-start-width="0.276cm" draw:marker-start-center="false" draw:marker-end="" draw:marker-end-width="0.276cm" draw:marker-end-center="false" svg:stroke-opacity="100%" draw:stroke-linejoin="round" draw:fill="solid" draw:secondary-fill-color="#cfe7e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path draw:style-name="gr1" draw:text-style-name="P1" draw:layer="layout" svg:width="1.241cm" svg:height="1.65cm" svg:x="8.9cm" svg:y="7.349cm" svg:viewBox="0 0 1242 1651" svg:d="m1242 1159c0 144-61 262-180 354s-284 138-492 138c-118 0-225-14-323-42s-181-58-247-91v-299h15c84 64 178 115 281 153s201 56 296 56c117 0 209-19 275-57s100-97 100-178c0-62-19-109-54-141s-105-59-206-82c-39-8-88-18-149-30s-117-23-167-36c-139-37-237-91-295-162s-87-158-87-261c0-65 14-126 41-184s67-108 123-153c52-44 120-79 201-105s173-39 274-39c94 0 191 11 288 34s177 51 241 84v282h-13c-68-50-151-92-247-126s-193-51-287-51c-97 0-178 19-245 56s-101 93-101 167c0 64 21 113 61 146s105 60 193 80c48 12 103 23 164 34s112 22 152 31c125 29 220 77 287 146s101 161 101 276z">
            <text:p/>
          </draw:path>
          <draw:path draw:style-name="gr2" draw:text-style-name="P1" draw:layer="layout" svg:width="1.57cm" svg:height="1.65cm" svg:x="6.245cm" svg:y="7.349cm" svg:viewBox="0 0 1571 1651" svg:d="m0 39h260v220c94-173 204-259 334-259 67 0 126 21 178 64s91 107 124 193c46-86 97-150 150-193s113-64 175-64c78 0 144 24 198 72s97 119 122 212c21 69 30 181 30 335v1032h-282v-923c0-160-11-263-29-310-27-60-68-91-122-91-39 0-76 19-110 55s-61 90-77 160-22 182-22 334v775h-283v-884c0-158-5-259-15-304s-26-80-47-102-50-34-85-34c-45 0-83 18-119 53s-59 87-74 154-24 178-24 333v784h-282z">
            <text:p/>
          </draw:path>
          <draw:path draw:style-name="gr3" draw:text-style-name="P1" draw:layer="layout" svg:width="0.862cm" svg:height="1.021cm" svg:x="7.953cm" svg:y="7.478cm" svg:viewBox="0 0 863 1022" svg:d="m863 1022h-863v-165c66-43 131-89 198-138s119-91 159-126c60-53 101-98 126-137s37-78 37-116c0-45-15-80-47-105s-79-38-138-38c-47 0-95 9-144 25s-97 37-138 62h-24v-222c35-14 87-27 154-41s137-21 206-21c138 0 243 26 315 79s109 128 109 224c0 64-16 124-52 181s-88 116-160 177c-45 37-90 72-134 104s-78 53-97 66h493z">
            <text:p/>
          </draw:path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102cm" draw:dots2="1" draw:dots2-length="0.102cm" draw:distance="0.1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etra" style:family="graphic" style:parent-style-name="standard">
      <style:graphic-properties svg:stroke-width="0.051cm" draw:marker-start-width="0.381cm" draw:marker-end-width="0.381cm" draw:fill-color="#ff950e" draw:fill-image-width="0cm" draw:fill-image-height="0cm"/>
    </style:style>
    <style:style style:name="Letra_20_amarilla" style:display-name="Letra amarilla" style:family="graphic" style:parent-style-name="standard">
      <style:graphic-properties svg:stroke-width="0.051cm" draw:marker-start-width="0.381cm" draw:marker-end-width="0.381cm" draw:fill-color="#ffd320"/>
    </style:style>
    <style:style style:name="Triángulo" style:family="graphic" style:parent-style-name="standard">
      <style:graphic-properties draw:stroke="dash" draw:stroke-dash="Ultrafine_20_Dashed" svg:stroke-width="0.051cm" draw:marker-start-width="0.381cm" draw:marker-end-width="0.381cm" draw:fill="gradient" draw:opacity="85%" draw:fill-image-width="0cm" draw:fill-image-height="0cm" draw:shadow-opacity="85%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1M38S</meta:editing-duration>
    <meta:editing-cycles>11</meta:editing-cycles>
    <meta:generator>LibreOffice/3.4$Unix LibreOffice_project/340m1$Build-402</meta:generator>
    <dc:date>2011-12-17T10:02:59</dc:date>
    <dc:creator>Rafael Ubal</dc:creator>
    <meta:document-statistic meta:object-count="4"/>
  </office:meta>
</office:document-meta>
</file>